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R10" svg:font-family="CMR10"/>
    <style:font-face style:name="CMTT10" svg:font-family="CMTT10"/>
    <style:font-face style:name="OpenSymbol" svg:font-family="OpenSymbol"/>
    <style:font-face style:name="VXGOPD+CMSL10" svg:font-family="VXGOPD+CMSL10"/>
    <style:font-face style:name="Courier New" svg:font-family="'Courier New'" style:font-family-generic="modern"/>
    <style:font-face style:name="Liberation Serif1" svg:font-family="'Liberation Serif'" style:font-family-generic="roman"/>
    <style:font-face style:name="DejaVuSans-Bold" svg:font-family="DejaVuSans-Bold" style:font-family-generic="swiss"/>
    <style:font-face style:name="Liberation Sans2" svg:font-family="'Liberation Sans'" style:font-adornments="Gras" style:font-family-generic="swiss"/>
    <style:font-face style:name="Liberation Sans" svg:font-family="'Liberation Sans'" style:font-adornments="Norm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Liberation Serif1" fo:font-size="26pt" fo:font-weight="bold" style:font-name-asian="DejaVuSans-Bold" style:font-size-asian="26pt" style:font-weight-asian="bold" style:font-name-complex="DejaVuSans-Bold" style:font-size-complex="26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Liberation Serif1"/>
    </style:style>
    <style:style style:name="P4" style:family="paragraph" style:parent-style-name="Text_20_body">
      <style:paragraph-properties fo:text-align="center" style:justify-single-word="false"/>
      <style:text-properties style:font-name="Liberation Serif1"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Liberation Serif1" fo:font-size="18pt" fo:font-weight="bold" fo:background-color="#ffff00" style:font-name-asian="DejaVuSans-Bold" style:font-size-asian="18pt" style:font-weight-asian="bold" style:font-name-complex="DejaVuSans-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3pt" style:font-size-asian="13pt" style:font-size-complex="13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Text_20_body"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P15" style:family="paragraph" style:parent-style-name="Heading_20_1">
      <style:paragraph-properties fo:break-before="page"/>
      <style:text-properties fo:background-color="transparent"/>
    </style:style>
    <style:style style:name="P16" style:family="paragraph" style:parent-style-name="Heading_20_2">
      <style:text-properties fo:background-color="transparent"/>
    </style:style>
    <style:style style:name="T1" style:family="text">
      <style:text-properties fo:background-color="transparen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ster MOSiG - M1</text:p>
      <text:p text:style-name="Text_20_body"/>
      <text:p text:style-name="P3"/>
      <text:p text:style-name="P3"/>
      <text:p text:style-name="P3"/>
      <text:p text:style-name="P3"/>
      <text:p text:style-name="P3"/>
      <text:p text:style-name="P2">Signal Processing</text:p>
      <text:p text:style-name="P5">Signal Processing Applied to 2D Images</text:p>
      <text:p text:style-name="P10">Computer Exercises N. 5</text:p>
      <text:p text:style-name="P3"/>
      <text:p text:style-name="P3"/>
      <text:p text:style-name="P3"/>
      <text:p text:style-name="P3"/>
      <text:p text:style-name="P3"><draw:frame draw:style-name="fr1" draw:name="Frame1" text:anchor-type="paragraph" svg:x="3.6311in" svg:y="1.3854in" svg:width="3.1689in" draw:z-index="0"><draw:text-box fo:min-height="1.2571in"><text:p text:style-name="P7">Authors</text:p><text:p text:style-name="P9">Jander Botelho Nascimento</text:p><text:p text:style-name="P9">Raquel Araújo de Oliveira</text:p></draw:text-box></draw:frame></text:p>
      <text:p text:style-name="P3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8">Grenoble, 09 December 2010</text:p>
      <text:p text:style-name="P3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dex</text:p>
          </text:index-title>
          <text:p text:style-name="P11">1Aliasing and Moiré Patterns<text:tab/>3</text:p>
          <text:p text:style-name="P12">Question 1.1. <text:tab/>3</text:p>
          <text:p text:style-name="P12">Question 1.2.<text:tab/>3</text:p>
          <text:p text:style-name="P11">2Contrast Stretching<text:tab/>3</text:p>
          <text:p text:style-name="P12">Question 2.1.<text:tab/>3</text:p>
          <text:p text:style-name="P12">Question 2.2.<text:tab/>3</text:p>
        </text:index-body>
      </text:table-of-content>
      <text:p text:style-name="P1"/>
      <text:h text:style-name="P15" text:outline-level="1">Tomography</text:h>
      <text:h text:style-name="P16" text:outline-level="2">Question 1.1. </text:h>
      <text:p text:style-name="P14">Explain in a small paragraph (about 15-20 lines) how X-Ray scanners work.</text:p>
      <text:p text:style-name="P13">public </text:p>
      <text:h text:style-name="Heading_20_2" text:outline-level="2">Question 1.2.</text:h>
      <text:p text:style-name="Text_20_body">Represent this sinogram with title, axis labels, etc.</text:p>
      <text:p text:style-name="P13">public </text:p>
      <text:h text:style-name="Heading_20_2" text:outline-level="2"/>
      <text:h text:style-name="Heading_20_1" text:outline-level="1">Filtered...</text:h>
      <text:h text:style-name="Heading_20_2" text:outline-level="2">Question 2.1.</text:h>
      <text:p text:style-name="Text_20_body">Complete the following code to fill in the list of complex signals sinoFT which contains the Fourier Transform of the sinogram along each direction.</text:p>
      <text:p text:style-name="Standard">public </text:p>
      <text:h text:style-name="Heading_20_2" text:outline-level="2">Question 2.2.</text:h>
      <text:p text:style-name="Text_20_body">Complete the following code to obtain the expression 2 in the list sinoFiltered.</text:p>
      <text:p text:style-name="Standard">Public</text:p>
      <text:p text:style-name="Standard"/>
      <text:h text:style-name="Heading_20_2" text:outline-level="2">Question 2.3.</text:h>
      <text:p text:style-name="Text_20_body">Display the resulting sinogram and explain what it represents.</text:p>
      <text:p text:style-name="Standard">public </text:p>
      <text:p text:style-name="Standard"/>
      <text:h text:style-name="Heading_20_1" text:outline-level="1">...Back Projection</text:h>
      <text:h text:style-name="Heading_20_2" text:outline-level="2">Question 3.1.</text:h>
      <text:p text:style-name="Text_20_body">Complete the following code:</text:p>
      <text:p text:style-name="Standard">public </text:p>
      <text:p text:style-name="Standard"/>
      <text:h text:style-name="Heading_20_2" text:outline-level="2"><text:soft-page-break/>Question 3.2.</text:h>
      <text:p text:style-name="Text_20_body">Display and comment the final image.</text:p>
      <text:p text:style-name="Standard">public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R10" svg:font-family="CMR10"/>
    <style:font-face style:name="CMTT10" svg:font-family="CMTT10"/>
    <style:font-face style:name="OpenSymbol" svg:font-family="OpenSymbol"/>
    <style:font-face style:name="VXGOPD+CMSL10" svg:font-family="VXGOPD+CMSL10"/>
    <style:font-face style:name="Courier New" svg:font-family="'Courier New'" style:font-family-generic="modern"/>
    <style:font-face style:name="Liberation Serif1" svg:font-family="'Liberation Serif'" style:font-family-generic="roman"/>
    <style:font-face style:name="DejaVuSans-Bold" svg:font-family="DejaVuSans-Bold" style:font-family-generic="swiss"/>
    <style:font-face style:name="Liberation Sans2" svg:font-family="'Liberation Sans'" style:font-adornments="Gras" style:font-family-generic="swiss"/>
    <style:font-face style:name="Liberation Sans" svg:font-family="'Liberation Sans'" style:font-adornments="Norm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Liberation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/>
      <style:text-properties style:font-name="Liberation Sans2" fo:font-size="14pt" fo:font-weight="bold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in" fo:border-left="none" fo:border-right="none" fo:border-top="none" fo:border-bottom="0.0008in solid #000000" style:shadow="none">
        <style:tab-stops/>
        <style:background-image/>
      </style:paragraph-properties>
      <style:text-properties style:font-name="Arial Black" fo:font-size="110%" fo:font-weight="900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0-10-12T00:37:05</meta:creation-date>
    <dc:date>2010-12-09T13:45:41</dc:date>
    <dc:creator>raquel oliveira</dc:creator>
    <meta:editing-duration>PT14H36M22S</meta:editing-duration>
    <meta:editing-cycles>89</meta:editing-cycles>
    <meta:generator>OpenOffice.org/3.2$Win32 OpenOffice.org_project/320m18$Build-9502</meta:generator>
    <meta:document-statistic meta:table-count="0" meta:image-count="0" meta:object-count="0" meta:page-count="4" meta:paragraph-count="39" meta:word-count="153" meta:character-count="958"/>
  </office:meta>
</office:document-meta>
</file>